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141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2.24cm" fo:min-width="1.67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541cm" fo:min-width="0.456cm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2.24cm" fo:min-width="1.65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546cm" fo:min-width="0.45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548cm" fo:min-width="0.45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1.082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svg:stroke-width="0.106cm" svg:stroke-color="#00aaad" draw:marker-start="Arrow" draw:marker-start-width="0.286cm" draw:marker-end="Arrow" draw:marker-end-width="0.286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12cm" fo:min-width="7.536cm"/>
    </style:style>
    <style:style style:name="gr11" style:family="graphic" style:parent-style-name="objectwithoutfill">
      <style:graphic-properties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3465a4" draw:marker-start-width="0.355cm" draw:marker-end-width="0.355cm" draw:textarea-horizontal-align="justify" draw:textarea-vertical-align="middle" draw:auto-grow-height="false" fo:min-height="1.226cm" fo:min-width="0.896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579d1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900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 draw:opacity="100%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45cm" svg:height="0.644cm" svg:x="0.971cm" svg:y="4.789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219cm" svg:height="4.064cm" draw:transform="rotate (-1.5707963267949) translate (6.006cm 3.9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422cm" svg:height="1.189cm" svg:x="2.864cm" svg:y="4.429cm">
          <text:p text:style-name="P3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06cm" svg:height="4.064cm" draw:transform="rotate (-1.5707963267949) translate (23.384cm 3.9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.422cm" svg:height="1.194cm" svg:x="20.163cm" svg:y="4.448cm">
          <text:p text:style-name="P3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06cm" svg:height="4.064cm" draw:transform="rotate (-1.5707963267949) translate (11.706cm 3.9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1.417cm" svg:height="1.198cm" svg:x="8.562cm" svg:y="4.447cm">
          <text:p text:style-name="P3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06cm" svg:height="4.064cm" draw:transform="rotate (-1.5707963267949) translate (17.539cm 3.98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.422cm" svg:height="1.194cm" svg:x="14.432cm" svg:y="4.448cm">
          <text:p text:style-name="P3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76cm" svg:height="0.596cm" svg:x="5.463cm" svg:y="4.813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045cm" svg:height="0.644cm" svg:x="22.942cm" svg:y="4.789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176cm" svg:height="0.596cm" svg:x="11.297cm" svg:y="4.813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.176cm" svg:height="0.596cm" svg:x="17.137cm" svg:y="4.813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4.318cm" svg:height="1.016cm" svg:x="1.689cm" svg:y="6.234cm">
          <draw:text-box>
            <text:p>C = 2, T = 20</text:p>
          </draw:text-box>
        </draw:frame>
        <draw:frame draw:style-name="gr8" draw:text-style-name="P5" draw:layer="layout" svg:width="4.318cm" svg:height="1.016cm" svg:x="7.489cm" svg:y="6.234cm">
          <draw:text-box>
            <text:p>C = 4, T = 20</text:p>
          </draw:text-box>
        </draw:frame>
        <draw:frame draw:style-name="gr8" draw:text-style-name="P5" draw:layer="layout" svg:width="4.318cm" svg:height="1.016cm" svg:x="13.389cm" svg:y="6.234cm">
          <draw:text-box>
            <text:p>C = 1, T = 20</text:p>
          </draw:text-box>
        </draw:frame>
        <draw:frame draw:style-name="gr8" draw:text-style-name="P5" draw:layer="layout" svg:width="4.318cm" svg:height="1.016cm" svg:x="19.189cm" svg:y="6.234cm">
          <draw:text-box>
            <text:p>C = 3, T = 20</text:p>
          </draw:text-box>
        </draw:frame>
        <draw:line draw:style-name="gr9" draw:text-style-name="P3" draw:layer="layout" svg:x1="1.381cm" svg:y1="3.439cm" svg:x2="23.606cm" svg:y2="3.472cm">
          <text:p/>
        </draw:line>
        <draw:frame draw:style-name="gr10" draw:text-style-name="P6" draw:layer="layout" svg:width="11.119cm" svg:height="0.962cm" svg:x="7.247cm" svg:y="2.886cm">
          <draw:text-box>
            <text:p>End-to-end Delay Upper Bound = 100</text:p>
          </draw:text-box>
        </draw:frame>
        <draw:line draw:style-name="gr11" draw:text-style-name="P2" draw:layer="layout" svg:x1="1.381cm" svg:y1="2.651cm" svg:x2="1.381cm" svg:y2="3.921cm">
          <text:p/>
        </draw:line>
        <draw:line draw:style-name="gr11" draw:text-style-name="P2" draw:layer="layout" svg:x1="23.606cm" svg:y1="2.651cm" svg:x2="23.606cm" svg:y2="3.921cm">
          <text:p/>
        </draw:line>
        <draw:custom-shape draw:style-name="gr12" draw:text-style-name="P3" draw:layer="layout" svg:width="1.446cm" svg:height="1.526cm" svg:x="6.104cm" svg:y="5.657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829cm" svg:y1="5.657cm" svg:x2="6.829cm" svg:y2="7.183cm">
          <text:p/>
        </draw:line>
        <draw:line draw:style-name="gr13" draw:text-style-name="P2" draw:layer="layout" svg:x1="6.104cm" svg:y1="6.42cm" svg:x2="7.55cm" svg:y2="6.42cm">
          <text:p/>
        </draw:line>
        <draw:custom-shape draw:style-name="gr12" draw:text-style-name="P3" draw:layer="layout" svg:width="1.446cm" svg:height="1.526cm" svg:x="11.876cm" svg:y="5.657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2.601cm" svg:y1="5.657cm" svg:x2="12.601cm" svg:y2="7.183cm">
          <text:p/>
        </draw:line>
        <draw:line draw:style-name="gr13" draw:text-style-name="P2" draw:layer="layout" svg:x1="11.876cm" svg:y1="6.42cm" svg:x2="13.322cm" svg:y2="6.42cm">
          <text:p/>
        </draw:line>
        <draw:custom-shape draw:style-name="gr12" draw:text-style-name="P3" draw:layer="layout" svg:width="1.446cm" svg:height="1.526cm" svg:x="17.691cm" svg:y="5.657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8.416cm" svg:y1="5.657cm" svg:x2="18.416cm" svg:y2="7.183cm">
          <text:p/>
        </draw:line>
        <draw:line draw:style-name="gr13" draw:text-style-name="P2" draw:layer="layout" svg:x1="17.691cm" svg:y1="6.42cm" svg:x2="19.137cm" svg:y2="6.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21-05-27T12:23:27.917931714</dc:date>
    <meta:editing-duration>PT2H34M16S</meta:editing-duration>
    <meta:editing-cycles>27</meta:editing-cycles>
    <meta:generator>LibreOffice/5.1.6.2$Linux_X86_64 LibreOffice_project/10m0$Build-2</meta:generator>
    <meta:document-statistic meta:object-count="30"/>
  </office:meta>
</office:document-meta>
</file>